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style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roman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roman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668cm" fo:min-width="1.418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667cm" fo:min-width="1.418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cm" fo:min-width="0cm"/>
      <style:paragraph-properties style:writing-mode="lr-tb"/>
    </style:style>
    <style:style style:name="gr5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1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734cm" fo:min-width="1.406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5cm" fo:min-width="0cm"/>
      <style:paragraph-properties style:writing-mode="lr-tb"/>
    </style:style>
    <style:style style:name="gr12" style:family="graphic" style:parent-style-name="standard">
      <style:graphic-properties draw:stroke="none" svg:stroke-color="#b2b2b2" draw:fill="gradient" draw:fill-color="#cccccc" draw:fill-gradient-name="Gradient_20_1" draw:gradient-step-count="0" draw:textarea-horizontal-align="justify" draw:textarea-vertical-align="middle" draw:auto-grow-height="false" fo:min-height="12.133cm" fo:min-width="1.723cm" style:writing-mode="lr-tb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3.125cm"/>
      <style:paragraph-properties style:writing-mode="lr-tb"/>
    </style:style>
    <style:style style:name="gr14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02cm" svg:stroke-color="#000000" draw:marker-start-width="0.356cm" draw:marker-end="Circle" draw:marker-end-width="0.457cm" draw:fill="none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12cm" fo:min-width="1.835cm"/>
      <style:paragraph-properties style:writing-mode="lr-tb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1" fo:font-size="26pt"/>
    </style:style>
    <style:style style:name="P3" style:family="paragraph">
      <loext:graphic-properties draw:fill="none" draw:fill-color="#ffffff"/>
      <style:text-properties style:font-name="Times New Roman1" fo:font-size="42pt"/>
    </style:style>
    <style:style style:name="P4" style:family="paragraph">
      <loext:graphic-properties draw:fill="none" draw:fill-color="#ffffff"/>
      <style:text-properties style:font-name="Times New Roman1" fo:font-size="36pt"/>
    </style:style>
    <style:style style:name="P5" style:family="paragraph">
      <style:paragraph-properties fo:text-align="center"/>
    </style:style>
    <style:style style:name="P6" style:family="paragraph">
      <loext:graphic-properties draw:fill="gradient" draw:fill-color="#cccccc" draw:fill-gradient-name="Gradient_20_1" draw:gradient-step-count="0"/>
      <style:paragraph-properties fo:text-align="center" style:writing-mode="lr-tb"/>
    </style:style>
    <style:style style:name="P7" style:family="paragraph">
      <loext:graphic-properties draw:fill="none" draw:fill-color="#ffffff"/>
      <style:text-properties style:font-name="Times New Roman1" fo:font-size="40pt"/>
    </style:style>
    <style:style style:name="P8" style:family="paragraph">
      <style:paragraph-properties fo:text-align="center"/>
      <style:text-properties fo:font-size="36pt"/>
    </style:style>
    <style:style style:name="P9" style:family="paragraph">
      <loext:graphic-properties draw:fill="solid" draw:fill-color="#000000"/>
    </style:style>
    <style:style style:name="T1" style:family="text">
      <style:text-properties style:font-name="Times New Roman1" fo:font-size="26pt"/>
    </style:style>
    <style:style style:name="T2" style:family="text">
      <style:text-properties style:font-name="Times New Roman2" fo:font-size="42pt" style:font-name-asian="Times New Roman2" style:font-name-complex="Times New Roman2"/>
    </style:style>
    <style:style style:name="T3" style:family="text">
      <style:text-properties style:text-position="0% 100%" style:font-name="Times New Roman1" fo:font-size="36pt"/>
    </style:style>
    <style:style style:name="T4" style:family="text">
      <style:text-properties style:text-position="sub 58%" style:font-name="Times New Roman1" fo:font-size="36pt"/>
    </style:style>
    <style:style style:name="T5" style:family="text">
      <style:text-properties style:font-name="Times New Roman1" fo:font-size="40pt"/>
    </style:style>
    <style:style style:name="T6" style:family="text">
      <style:text-properties style:text-position="sub 58%" style:font-name="Times New Roman1" fo:font-size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2.782cm" svg:height="2.782cm" svg:x="18.247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782cm" svg:height="2.782cm" svg:x="18.247cm" svg:y="11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.782cm" svg:height="2.781cm" svg:x="18.247cm" svg:y="16.4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782cm" svg:height="2.782cm" svg:x="18.247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782cm" svg:height="2.782cm" svg:x="18.247cm" svg:y="11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.782cm" svg:height="2.781cm" svg:x="18.247cm" svg:y="16.4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custom-shape draw:style-name="gr2" draw:text-style-name="P1" draw:layer="layout" svg:width="2.782cm" svg:height="2.782cm" svg:x="24.923cm" svg:y="7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782cm" svg:height="2.782cm" svg:x="24.923cm" svg:y="11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782cm" svg:height="2.782cm" svg:x="24.923cm" svg:y="16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782cm" svg:height="2.782cm" svg:x="24.923cm" svg:y="7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782cm" svg:height="2.782cm" svg:x="24.923cm" svg:y="11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782cm" svg:height="2.782cm" svg:x="24.923cm" svg:y="16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2" draw:layer="layout" svg:width="2.782cm" svg:height="1.94cm" svg:x="25.461cm" svg:y="16.659cm">
          <draw:text-box>
            <text:p><text:span text:style-name="T1">c+1</text:span></text:p>
          </draw:text-box>
        </draw:frame>
        <draw:frame draw:style-name="gr4" draw:text-style-name="P3" draw:layer="layout" svg:width="0.834cm" svg:height="1.94cm" svg:x="19.241cm" svg:y="5.352cm">
          <draw:text-box>
            <text:p><text:span text:style-name="T2">⁞</text:span></text:p>
          </draw:text-box>
        </draw:frame>
        <draw:frame draw:style-name="gr4" draw:text-style-name="P3" draw:layer="layout" svg:width="0.835cm" svg:height="1.94cm" svg:x="25.83cm" svg:y="5.352cm">
          <draw:text-box>
            <text:p><text:span text:style-name="T2">⁞</text:span></text:p>
          </draw:text-box>
        </draw:frame>
        <draw:frame draw:style-name="gr4" draw:text-style-name="P3" draw:layer="layout" svg:width="0.835cm" svg:height="1.94cm" svg:x="19.241cm" svg:y="19.284cm">
          <draw:text-box>
            <text:p><text:span text:style-name="T2">⁞</text:span></text:p>
          </draw:text-box>
        </draw:frame>
        <draw:frame draw:style-name="gr4" draw:text-style-name="P3" draw:layer="layout" svg:width="0.834cm" svg:height="1.94cm" svg:x="25.918cm" svg:y="19.391cm">
          <draw:text-box>
            <text:p><text:span text:style-name="T2">⁞</text:span></text:p>
          </draw:text-box>
        </draw:frame>
        <draw:line draw:style-name="gr5" draw:text-style-name="P1" draw:layer="layout" svg:x1="21.004cm" svg:y1="13.166cm" svg:x2="24.904cm" svg:y2="13.164cm">
          <text:p/>
        </draw:line>
        <draw:frame draw:style-name="gr6" draw:text-style-name="P4" draw:layer="layout" svg:width="2.781cm" svg:height="1.939cm" svg:x="22.558cm" svg:y="12.731cm">
          <draw:text-box>
            <text:p><text:span text:style-name="T3">w</text:span><text:span text:style-name="T4">bc</text:span></text:p>
          </draw:text-box>
        </draw:frame>
        <draw:line draw:style-name="gr5" draw:text-style-name="P1" draw:layer="layout" svg:x1="21.015cm" svg:y1="13.155cm" svg:x2="24.935cm" svg:y2="8.522cm">
          <text:p/>
        </draw:line>
        <draw:line draw:style-name="gr5" draw:text-style-name="P1" draw:layer="layout" svg:x1="21.015cm" svg:y1="13.166cm" svg:x2="24.911cm" svg:y2="18.047cm">
          <text:p/>
        </draw:line>
        <draw:frame draw:style-name="gr7" draw:text-style-name="P4" draw:layer="layout" svg:width="3.737cm" svg:height="3.061cm" draw:transform="rotate (0.909840139064644) translate (22.25cm 11.443cm)">
          <draw:text-box>
            <text:p><text:span text:style-name="T3">w</text:span><text:span text:style-name="T4">b(c-1)</text:span></text:p>
          </draw:text-box>
        </draw:frame>
        <draw:frame draw:style-name="gr7" draw:text-style-name="P4" draw:layer="layout" svg:width="3.638cm" svg:height="3.061cm" draw:transform="rotate (-0.881216739331938) translate (22.511cm 14.787cm)">
          <draw:text-box>
            <text:p><text:span text:style-name="T3">w</text:span><text:span text:style-name="T4">b(c+1)</text:span></text:p>
          </draw:text-box>
        </draw:frame>
        <draw:frame draw:style-name="gr8" draw:text-style-name="P5" draw:layer="layout" svg:width="14.239cm" svg:height="0.904cm" svg:x="17.535cm" svg:y="23.4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5" draw:layer="layout" svg:width="6.129cm" svg:height="1.116cm" svg:x="22.297cm" svg:y="22.4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g draw:style-name="gr1">
          <draw:custom-shape draw:style-name="gr9" draw:text-style-name="P1" draw:layer="layout" svg:width="2.766cm" svg:height="2.876cm" svg:x="10.899cm" svg:y="7.0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2.766cm" svg:height="2.876cm" svg:x="10.899cm" svg:y="11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2.766cm" svg:height="2.876cm" svg:x="10.899cm" svg:y="16.7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2.766cm" svg:height="2.876cm" svg:x="10.899cm" svg:y="7.0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2.766cm" svg:height="2.876cm" svg:x="10.899cm" svg:y="11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2.766cm" svg:height="2.876cm" svg:x="10.899cm" svg:y="16.7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3" draw:layer="layout" svg:width="0.83cm" svg:height="2.006cm" svg:x="11.888cm" svg:y="5.317cm">
          <draw:text-box>
            <text:p><text:span text:style-name="T2">⁞</text:span></text:p>
          </draw:text-box>
        </draw:frame>
        <draw:frame draw:style-name="gr10" draw:text-style-name="P3" draw:layer="layout" svg:width="0.83cm" svg:height="2.006cm" svg:x="11.762cm" svg:y="19.621cm">
          <draw:text-box>
            <text:p><text:span text:style-name="T2">⁞</text:span></text:p>
          </draw:text-box>
        </draw:frame>
        <draw:frame draw:style-name="gr10" draw:text-style-name="P3" draw:layer="layout" svg:width="0.83cm" svg:height="2.006cm" svg:x="8.967cm" svg:y="7.229cm">
          <draw:text-box>
            <text:p><text:span text:style-name="T2">…</text:span></text:p>
          </draw:text-box>
        </draw:frame>
        <draw:frame draw:style-name="gr11" draw:text-style-name="P3" draw:layer="layout" svg:width="0.83cm" svg:height="2.005cm" svg:x="8.973cm" svg:y="12.04cm">
          <draw:text-box>
            <text:p><text:span text:style-name="T2">…</text:span></text:p>
          </draw:text-box>
        </draw:frame>
        <draw:frame draw:style-name="gr10" draw:text-style-name="P3" draw:layer="layout" svg:width="0.831cm" svg:height="2.006cm" svg:x="9.079cm" svg:y="16.913cm">
          <draw:text-box>
            <text:p><text:span text:style-name="T2">…</text:span></text:p>
          </draw:text-box>
        </draw:frame>
        <draw:frame draw:style-name="gr4" draw:text-style-name="P2" draw:layer="layout" svg:width="2.782cm" svg:height="1.94cm" svg:x="25.872cm" svg:y="11.737cm">
          <draw:text-box>
            <text:p><text:span text:style-name="T1">c</text:span></text:p>
          </draw:text-box>
        </draw:frame>
        <draw:frame draw:style-name="gr4" draw:text-style-name="P2" draw:layer="layout" svg:width="2.782cm" svg:height="1.94cm" svg:x="25.572cm" svg:y="7.357cm">
          <draw:text-box>
            <text:p><text:span text:style-name="T1">c-1</text:span></text:p>
          </draw:text-box>
        </draw:frame>
        <draw:frame draw:style-name="gr4" draw:text-style-name="P2" draw:layer="layout" svg:width="2.782cm" svg:height="1.94cm" svg:x="18.863cm" svg:y="16.565cm">
          <draw:text-box>
            <text:p><text:span text:style-name="T1">b+1</text:span></text:p>
          </draw:text-box>
        </draw:frame>
        <draw:frame draw:style-name="gr4" draw:text-style-name="P2" draw:layer="layout" svg:width="2.782cm" svg:height="1.94cm" svg:x="19.205cm" svg:y="11.637cm">
          <draw:text-box>
            <text:p><text:span text:style-name="T1">b</text:span></text:p>
          </draw:text-box>
        </draw:frame>
        <draw:frame draw:style-name="gr4" draw:text-style-name="P2" draw:layer="layout" svg:width="2.782cm" svg:height="1.94cm" svg:x="18.905cm" svg:y="7.257cm">
          <draw:text-box>
            <text:p><text:span text:style-name="T1">b-1</text:span></text:p>
          </draw:text-box>
        </draw:frame>
        <draw:frame draw:style-name="gr4" draw:text-style-name="P2" draw:layer="layout" svg:width="2.782cm" svg:height="1.94cm" svg:x="11.518cm" svg:y="17.617cm">
          <draw:text-box>
            <text:p><text:span text:style-name="T1">a+1</text:span></text:p>
          </draw:text-box>
        </draw:frame>
        <draw:frame draw:style-name="gr4" draw:text-style-name="P2" draw:layer="layout" svg:width="2.782cm" svg:height="1.94cm" svg:x="11.842cm" svg:y="12.537cm">
          <draw:text-box>
            <text:p><text:span text:style-name="T1">a</text:span></text:p>
          </draw:text-box>
        </draw:frame>
        <draw:frame draw:style-name="gr4" draw:text-style-name="P2" draw:layer="layout" svg:width="2.782cm" svg:height="1.94cm" svg:x="11.642cm" svg:y="7.775cm">
          <draw:text-box>
            <text:p><text:span text:style-name="T1">a-1</text:span></text:p>
          </draw:text-box>
        </draw:frame>
        <draw:custom-shape draw:style-name="gr12" draw:text-style-name="P6" draw:layer="layout" svg:width="2.223cm" svg:height="12.383cm" svg:x="15.747cm" svg:y="7.257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8.007cm" svg:height="3.375cm" draw:transform="rotate (1.57411245237369) translate (15.767cm 16.535cm)">
          <draw:text-box>
            <text:p><text:span text:style-name="T5">w</text:span><text:span text:style-name="T6">ab</text:span><text:span text:style-name="T5"> weights </text:span></text:p>
          </draw:text-box>
        </draw:frame>
        <draw:frame draw:style-name="gr8" draw:text-style-name="P8" draw:layer="layout" svg:width="5.179cm" svg:height="0.995cm" svg:x="10.469cm" svg:y="23.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5" draw:layer="layout" svg:width="1.47cm" svg:height="0.868cm" svg:x="18.855cm" svg:y="8.84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5" draw:layer="layout" svg:width="0.843cm" svg:height="0.868cm" svg:x="19.255cm" svg:y="13.4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5" draw:layer="layout" svg:width="1.398cm" svg:height="0.868cm" svg:x="19.022cm" svg:y="18.16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4" draw:text-style-name="P1" draw:layer="layout" svg:x1="13.625cm" svg:y1="8.575cm" svg:x2="15.53cm" svg:y2="8.575cm">
          <text:p/>
        </draw:line>
        <draw:line draw:style-name="gr14" draw:text-style-name="P1" draw:layer="layout" svg:x1="13.7cm" svg:y1="13.275cm" svg:x2="15.605cm" svg:y2="13.275cm">
          <text:p/>
        </draw:line>
        <draw:line draw:style-name="gr14" draw:text-style-name="P1" draw:layer="layout" svg:x1="13.675cm" svg:y1="18.175cm" svg:x2="15.58cm" svg:y2="18.175cm">
          <text:p/>
        </draw:line>
        <draw:frame draw:style-name="gr8" draw:text-style-name="P8" draw:layer="layout" svg:width="1.292cm" svg:height="0.974cm" svg:x="13.727cm" svg:y="7.58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8" draw:layer="layout" svg:width="0.665cm" svg:height="0.974cm" svg:x="14.128cm" svg:y="12.18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8" draw:text-style-name="P8" draw:layer="layout" svg:width="1.22cm" svg:height="0.974cm" svg:x="13.929cm" svg:y="17.08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5" draw:text-style-name="P1" draw:layer="layout" svg:x1="18.27cm" svg:y1="8.557cm" svg:x2="21.049cm" svg:y2="8.549cm">
          <text:p/>
        </draw:line>
        <draw:line draw:style-name="gr5" draw:text-style-name="P1" draw:layer="layout" svg:x1="18.271cm" svg:y1="13.157cm" svg:x2="21.128cm" svg:y2="13.157cm">
          <text:p/>
        </draw:line>
        <draw:line draw:style-name="gr5" draw:text-style-name="P1" draw:layer="layout" svg:x1="18.272cm" svg:y1="17.957cm" svg:x2="21.019cm" svg:y2="17.954cm">
          <text:p/>
        </draw:line>
        <draw:line draw:style-name="gr15" draw:text-style-name="P1" draw:layer="layout" svg:x1="19.122cm" svg:y1="19.57cm" svg:x2="19.122cm" svg:y2="22.745cm">
          <text:p/>
        </draw:line>
        <draw:line draw:style-name="gr15" draw:text-style-name="P1" draw:layer="layout" svg:x1="15.822cm" svg:y1="19.545cm" svg:x2="15.822cm" svg:y2="22.72cm">
          <text:p/>
        </draw:line>
        <draw:frame draw:style-name="gr16" draw:text-style-name="P9" draw:layer="layout" svg:width="2.335cm" svg:height="0.962cm" svg:x="19.422cm" svg:y="22.118cm">
          <draw:text-box>
            <text:p>Step 1</text:p>
          </draw:text-box>
        </draw:frame>
        <draw:frame draw:style-name="gr16" draw:text-style-name="P9" draw:layer="layout" svg:width="2.335cm" svg:height="0.962cm" svg:x="13.177cm" svg:y="22.21cm">
          <draw:text-box>
            <text:p>Step 2</text:p>
          </draw:text-box>
        </draw:frame>
        <draw:line draw:style-name="gr17" draw:text-style-name="P1" draw:layer="layout" svg:x1="24.871cm" svg:y1="8.557cm" svg:x2="27.728cm" svg:y2="8.557cm">
          <text:p/>
        </draw:line>
        <draw:line draw:style-name="gr17" draw:text-style-name="P1" draw:layer="layout" svg:x1="24.872cm" svg:y1="13.157cm" svg:x2="27.729cm" svg:y2="13.157cm">
          <text:p/>
        </draw:line>
        <draw:line draw:style-name="gr17" draw:text-style-name="P1" draw:layer="layout" svg:x1="24.873cm" svg:y1="18.057cm" svg:x2="27.73cm" svg:y2="18.057cm">
          <text:p/>
        </draw:line>
        <draw:frame draw:style-name="gr8" draw:text-style-name="P5" draw:layer="layout" svg:width="1.457cm" svg:height="0.868cm" svg:x="25.655cm" svg:y="8.84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5" draw:layer="layout" svg:width="0.83cm" svg:height="0.868cm" svg:x="25.956cm" svg:y="13.4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8" draw:text-style-name="P5" draw:layer="layout" svg:width="1.385cm" svg:height="0.868cm" svg:x="25.722cm" svg:y="18.16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2" draw:layer="layout" svg:width="2.782cm" svg:height="1.94cm" svg:x="19.175cm" svg:y="4.511cm">
          <draw:text-box>
            <text:p><text:span text:style-name="T1">L</text:span></text:p>
          </draw:text-box>
        </draw:frame>
        <draw:frame draw:style-name="gr4" draw:text-style-name="P2" draw:layer="layout" svg:width="2.782cm" svg:height="1.94cm" svg:x="25.378cm" svg:y="4.6cm">
          <draw:text-box>
            <text:p><text:span text:style-name="T1">L+1</text:span></text:p>
          </draw:text-box>
        </draw:frame>
        <draw:frame draw:style-name="gr4" draw:text-style-name="P2" draw:layer="layout" svg:width="2.782cm" svg:height="1.94cm" svg:x="11.442cm" svg:y="4.558cm">
          <draw:text-box>
            <text:p><text:span text:style-name="T1">L-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roman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axial" draw:start-color="#b2b2b2" draw:end-color="#eeeeee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21:25:45.812399217</meta:creation-date>
    <dc:date>2024-02-04T13:07:27.510231554</dc:date>
    <meta:editing-duration>PT3H52M14S</meta:editing-duration>
    <meta:editing-cycles>16</meta:editing-cycles>
    <meta:generator>LibreOffice/7.5.4.2$MacOSX_AARCH64 LibreOffice_project/36ccfdc35048b057fd9854c757a8b67ec53977b6</meta:generator>
    <meta:document-statistic meta:object-count="75"/>
  </office:meta>
</office:document-meta>
</file>

<file path=Object 1/content.xml><?xml version="1.0" encoding="utf-8"?>
<math xmlns="http://www.w3.org/1998/Math/MathML" display="block">
  <semantics>
    <mrow>
      <mrow>
        <msub>
          <mi>δ</mi>
          <mi>b</mi>
        </msub>
        <mo stretchy="false">=</mo>
        <mi>f</mi>
      </mrow>
      <mi>'</mi>
      <mrow>
        <mo fence="true" form="prefix" stretchy="false">(</mo>
        <mrow>
          <msub>
            <mi>z</mi>
            <mi>b</mi>
          </msub>
        </mrow>
        <mo fence="true" form="postfix" stretchy="false">)</mo>
      </mrow>
      <mrow>
        <mo fence="true" form="prefix" stretchy="false">(</mo>
        <mrow>
          <mrow>
            <mrow>
              <mn>...</mn>
              <mo stretchy="false">+</mo>
              <msub>
                <mi>δ</mi>
                <mrow>
                  <mi>c</mi>
                  <mo stretchy="false">−</mo>
                  <mn>1</mn>
                </mrow>
              </msub>
            </mrow>
            <mrow>
              <msub>
                <mi>w</mi>
                <mrow>
                  <mi mathvariant="italic">bc</mi>
                  <mo stretchy="false">−</mo>
                  <mn>1</mn>
                </mrow>
              </msub>
              <mo stretchy="false">+</mo>
              <msub>
                <mi>δ</mi>
                <mi>c</mi>
              </msub>
            </mrow>
            <mrow>
              <msub>
                <mi>w</mi>
                <mi mathvariant="italic">bc</mi>
              </msub>
              <mo stretchy="false">+</mo>
              <msub>
                <mi>δ</mi>
                <mrow>
                  <mi>c</mi>
                  <mo stretchy="false">+</mo>
                  <mn>1</mn>
                </mrow>
              </msub>
            </mrow>
            <mrow>
              <msub>
                <mi>w</mi>
                <mrow>
                  <mi mathvariant="italic">bc</mi>
                  <mo stretchy="false">+</mo>
                  <mn>1</mn>
                </mrow>
              </msub>
              <mo stretchy="false">+</mo>
              <mn>...</mn>
            </mrow>
          </mrow>
        </mrow>
        <mo fence="true" form="postfix" stretchy="false">)</mo>
      </mrow>
    </mrow>
    <annotation encoding="StarMath 5.0">%delta_b = f'( z_b) (... + %delta_{c-1}w_{ bc-1 }+%delta_c w_{bc}+%delta_{c+1}w_{bc+1}+...)</annotation>
  </semantics>
</math>
</file>

<file path=Object 10/content.xml><?xml version="1.0" encoding="utf-8"?>
<math xmlns="http://www.w3.org/1998/Math/MathML" display="block">
  <semantics>
    <msub>
      <mi>δ</mi>
      <mrow>
        <mi>c</mi>
        <mo stretchy="false">−</mo>
        <mn>1</mn>
      </mrow>
    </msub>
    <annotation encoding="StarMath 5.0">%delta_{ c-1}</annotation>
  </semantics>
</math>
</file>

<file path=Object 11/content.xml><?xml version="1.0" encoding="utf-8"?>
<math xmlns="http://www.w3.org/1998/Math/MathML" display="block">
  <semantics>
    <msub>
      <mi>δ</mi>
      <mi>c</mi>
    </msub>
    <annotation encoding="StarMath 5.0">%delta_c</annotation>
  </semantics>
</math>
</file>

<file path=Object 12/content.xml><?xml version="1.0" encoding="utf-8"?>
<math xmlns="http://www.w3.org/1998/Math/MathML" display="block">
  <semantics>
    <msub>
      <mi>δ</mi>
      <mrow>
        <mi>c</mi>
        <mo stretchy="false">+</mo>
        <mn>1</mn>
      </mrow>
    </msub>
    <annotation encoding="StarMath 5.0">%delta_{ c+1 }</annotation>
  </semantics>
</math>
</file>

<file path=Object 2/content.xml><?xml version="1.0" encoding="utf-8"?>
<math xmlns="http://www.w3.org/1998/Math/MathML" display="block">
  <semantics>
    <mrow>
      <mrow>
        <msub>
          <mi>δ</mi>
          <mi>b</mi>
        </msub>
        <mo stretchy="false">=</mo>
        <mi>f</mi>
      </mrow>
      <mi>'</mi>
      <mrow>
        <mo fence="true" form="prefix" stretchy="false">(</mo>
        <mrow>
          <msub>
            <mi>z</mi>
            <mi>b</mi>
          </msub>
        </mrow>
        <mo fence="true" form="postfix" stretchy="false">)</mo>
      </mrow>
      <mrow>
        <msub>
          <mo stretchy="false">∑</mo>
          <mi>c</mi>
        </msub>
        <msub>
          <mi>δ</mi>
          <mi>c</mi>
        </msub>
      </mrow>
      <msub>
        <mi>w</mi>
        <mi mathvariant="italic">bc</mi>
      </msub>
    </mrow>
    <annotation encoding="StarMath 5.0">%delta_b=f'(z_b) sum_c %delta_c w_{ bc }</annotation>
  </semantics>
</math>
</file>

<file path=Object 3/content.xml><?xml version="1.0" encoding="utf-8"?>
<math xmlns="http://www.w3.org/1998/Math/MathML" display="block">
  <semantics>
    <mrow>
      <mi mathvariant="normal">Δ</mi>
      <mrow>
        <msub>
          <mi>w</mi>
          <mi mathvariant="italic">ab</mi>
        </msub>
        <mo stretchy="false">=</mo>
        <mi>η</mi>
      </mrow>
      <mrow>
        <mo fence="true" form="prefix" stretchy="false">(</mo>
        <mrow>
          <mrow>
            <msub>
              <mi>δ</mi>
              <mi>b</mi>
            </msub>
            <msub>
              <mi>a</mi>
              <mi>a</mi>
            </msub>
          </mrow>
        </mrow>
        <mo fence="true" form="postfix" stretchy="false">)</mo>
      </mrow>
    </mrow>
    <annotation encoding="StarMath 5.0">%DELTA w_{ ab}=%eta(%delta_b a_a)</annotation>
  </semantics>
</math>
</file>

<file path=Object 4/content.xml><?xml version="1.0" encoding="utf-8"?>
<math xmlns="http://www.w3.org/1998/Math/MathML" display="block">
  <semantics>
    <msub>
      <mi>δ</mi>
      <mrow>
        <mi>b</mi>
        <mo stretchy="false">−</mo>
        <mn>1</mn>
      </mrow>
    </msub>
    <annotation encoding="StarMath 5.0">%delta_{ b-1}</annotation>
  </semantics>
</math>
</file>

<file path=Object 5/content.xml><?xml version="1.0" encoding="utf-8"?>
<math xmlns="http://www.w3.org/1998/Math/MathML" display="block">
  <semantics>
    <msub>
      <mi>δ</mi>
      <mi>b</mi>
    </msub>
    <annotation encoding="StarMath 5.0">%delta_b</annotation>
  </semantics>
</math>
</file>

<file path=Object 6/content.xml><?xml version="1.0" encoding="utf-8"?>
<math xmlns="http://www.w3.org/1998/Math/MathML" display="block">
  <semantics>
    <msub>
      <mi>δ</mi>
      <mrow>
        <mi>b</mi>
        <mo stretchy="false">+</mo>
        <mn>1</mn>
      </mrow>
    </msub>
    <annotation encoding="StarMath 5.0">%delta_{ b+1 }</annotation>
  </semantics>
</math>
</file>

<file path=Object 7/content.xml><?xml version="1.0" encoding="utf-8"?>
<math xmlns="http://www.w3.org/1998/Math/MathML" display="block">
  <semantics>
    <msub>
      <mi>a</mi>
      <mrow>
        <mi>a</mi>
        <mo stretchy="false">−</mo>
        <mn>1</mn>
      </mrow>
    </msub>
    <annotation encoding="StarMath 5.0">a_{a-1}</annotation>
  </semantics>
</math>
</file>

<file path=Object 8/content.xml><?xml version="1.0" encoding="utf-8"?>
<math xmlns="http://www.w3.org/1998/Math/MathML" display="block">
  <semantics>
    <msub>
      <mi>a</mi>
      <mi>a</mi>
    </msub>
    <annotation encoding="StarMath 5.0">a_a</annotation>
  </semantics>
</math>
</file>

<file path=Object 9/content.xml><?xml version="1.0" encoding="utf-8"?>
<math xmlns="http://www.w3.org/1998/Math/MathML" display="block">
  <semantics>
    <msub>
      <mi>a</mi>
      <mrow>
        <mi>a</mi>
        <mo stretchy="false">+</mo>
        <mn>1</mn>
      </mrow>
    </msub>
    <annotation encoding="StarMath 5.0">a_{a+1}</annotation>
  </semantics>
</math>
</file>